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writing-mode="lr-tb"/>
    </style:style>
    <style:style style:name="P2" style:family="paragraph" style:parent-style-name="Text_20_body">
      <style:paragraph-properties fo:margin-left="0cm" fo:margin-right="0cm" fo:text-indent="0cm" style:auto-text-indent="false" style:writing-mode="lr-tb"/>
      <style:text-properties fo:background-color="transparent"/>
    </style:style>
    <style:style style:name="P3" style:family="paragraph" style:parent-style-name="Text_20_body">
      <style:paragraph-properties fo:margin-left="0cm" fo:margin-right="0cm" fo:text-indent="0cm" style:auto-text-indent="false" fo:break-before="page" style:writing-mode="lr-tb"/>
      <style:text-properties fo:background-color="transparent"/>
    </style:style>
    <style:style style:name="P4"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P5" style:family="paragraph" style:parent-style-name="Text_20_body" style:list-style-name="L2">
      <style:paragraph-properties fo:margin-left="0cm" fo:margin-right="0cm" fo:text-indent="0cm" style:auto-text-indent="false" fo:padding="0cm" fo:border="none" style:writing-mode="lr-tb"/>
      <style:text-properties officeooo:paragraph-rsid="001a4576" fo:background-color="transparent"/>
    </style:style>
    <style:style style:name="P6"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7" style:family="paragraph" style:parent-style-name="Text_20_body" style:list-style-name="L1">
      <style:paragraph-properties fo:margin-left="0cm" fo:margin-right="0cm" fo:text-indent="0cm" style:auto-text-indent="false" fo:padding="0cm" fo:border="none" style:writing-mode="lr-tb"/>
    </style:style>
    <style:style style:name="P8" style:family="paragraph" style:parent-style-name="Text_20_body" style:list-style-name="L1">
      <style:paragraph-properties fo:margin-left="0cm" fo:margin-right="0cm" fo:text-indent="0cm" style:auto-text-indent="false" fo:padding="0cm" fo:border="none" style:writing-mode="lr-tb"/>
      <style:text-properties officeooo:paragraph-rsid="001a4576"/>
    </style:style>
    <style:style style:name="P9" style:family="paragraph" style:parent-style-name="Text_20_body" style:list-style-name="L4">
      <style:paragraph-properties fo:margin-left="0cm" fo:margin-right="0cm" fo:text-indent="0cm" style:auto-text-indent="false" fo:padding="0cm" fo:border="none" style:writing-mode="lr-tb"/>
    </style:style>
    <style:style style:name="P10" style:family="paragraph" style:parent-style-name="Text_20_body" style:list-style-name="L5">
      <style:paragraph-properties fo:margin-left="0cm" fo:margin-right="0cm" fo:text-indent="0cm" style:auto-text-indent="false" fo:padding="0cm" fo:border="none" style:writing-mode="lr-tb"/>
    </style:style>
    <style:style style:name="T1" style:family="text">
      <style:text-properties fo:background-color="transparent" loext:char-shading-value="0"/>
    </style:style>
    <style:style style:name="T2" style:family="text">
      <style:text-properties officeooo:rsid="001a4576"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79fa8b0-7fff-e200-b967-dba1abc686d9"/>Eficiencia de algoritmos.</text:p>
      <text:p text:style-name="P2">Calcular la eficiencia de los algoritmos se realiza mediante el análisis de la complejidad algorítmica. La complejidad algorítmica proporciona una medida cuantitativa de la cantidad de recursos computacionales (como tiempo y espacio) que un algoritmo necesita para resolver un problema en función del tamaño de la entrada.</text:p>
      <text:p text:style-name="P2">Hay dos aspectos principales que se consideran al analizar la eficiencia de un algoritmo:</text:p>
      <text:list text:style-name="L1">
        <text:list-item>
          <text:p text:style-name="P7"><text:span text:style-name="T1">Complejidad temporal: Se refiere a la cantidad de tiempo que tarda un algoritmo en ejecutarse en función del tamaño de la entrada. Se mide en términos de la notación Big O (O), que representa el crecimiento asintótico del tiempo de ejecución a medida que el tamaño de la entrada se aproxima al infinito. Ejemplos comunes de complejidades temporales son O(1), O(log n), O(n), O(n log n), O(n^2), entre otros.</text:span></text:p>
        </text:list-item>
        <text:list-item>
          <text:p text:style-name="P7"><text:span text:style-name="T1">Complejidad espacial: Se refiere a la cantidad de memoria o espacio adicional que un algoritmo requiere para resolver un problema en función del tamaño de la entrada. También se mide en términos de la notación Big O (O) [</text:span><text:a xlink:type="simple" xlink:href="https://aprenderbigdata.com/big-o/" text:style-name="Internet_20_link" text:visited-style-name="Visited_20_Internet_20_Link"><text:span text:style-name="T1">https://aprenderbigdata.com/big-o/</text:span></text:a><text:span text:style-name="T1">] para el crecimiento asintótico del espacio requerido.</text:span></text:p>
          <text:list>
            <text:list-item>
              <text:p text:style-name="P8"><text:span text:style-name="T2">Términos a tener en cuenta:</text:span></text:p>
              <text:list>
                <text:list-item>
                  <text:p text:style-name="P8"><text:bookmark text:name="docs-internal-guid-27b2ad99-7fff-ce6a-b683-43ce1c7f2e45"/><text:span text:style-name="T2">Eficiencia: Evaluar la complejidad temporal y espacial es fundamental para comprender el rendimiento de un algoritmo a medida que los datos crecen.</text:span></text:p>
                </text:list-item>
                <text:list-item>
                  <text:p text:style-name="P8"><text:span text:style-name="T1">Optimización: Al seleccionar algoritmos para aplicaciones específicas, es esencial considerar tanto la eficiencia temporal como espacial.</text:span></text:p>
                </text:list-item>
                <text:list-item>
                  <text:p text:style-name="P8"><text:span text:style-name="T1">Escalabilidad: Determina cómo un algoritmo maneja grandes cantidades de datos y si sigue siendo práctico conforme el tamaño de los datos aumenta.</text:span></text:p>
                </text:list-item>
              </text:list>
            </text:list-item>
          </text:list>
        </text:list-item>
      </text:list>
      <text:p text:style-name="P2">Para calcular la eficiencia de un algoritmo, debes seguir estos pasos:</text:p>
      <text:list text:style-name="L2">
        <text:list-item>
          <text:p text:style-name="P4">Identifica las operaciones fundamentales del algoritmo: Determina las operaciones clave que se realizan en el algoritmo, como iteraciones, comparaciones, asignaciones, accesos a datos, etc.</text:p>
        </text:list-item>
        <text:list-item>
          <text:p text:style-name="P4">Establece el tamaño de la entrada: Define el parámetro que representa el tamaño de la entrada del problema que el algoritmo resuelve. Por ejemplo, si el algoritmo ordena una lista, el tamaño de la entrada podría ser el número de elementos en la lista.</text:p>
        </text:list-item>
        <text:list-item>
          <text:p text:style-name="P4">Analiza el rendimiento de las operaciones clave: Determina cuánto tiempo o espacio requiere cada operación fundamental en función del tamaño de la entrada.</text:p>
        </text:list-item>
        <text:list-item>
          <text:p text:style-name="P5">Expresa la complejidad: Utiliza la notación Big O (O) para expresar la complejidad temporal y espacial del algoritmo en términos de la función de crecimiento dominante. Esto proporcionará una estimación general de la eficiencia del algoritmo.</text:p>
        </text:list-item>
      </text:list>
      <text:p text:style-name="P2">Es importante tener en cuenta que el análisis de la eficiencia se basa en suposiciones teóricas y no tiene en cuenta factores como la arquitectura de hardware o las implementaciones específicas del lenguaje de programación. Sin embargo, el análisis de la complejidad algorítmica es una herramienta valiosa para comparar y seleccionar algoritmos en función de su eficiencia relativa.</text:p>
      <text:p text:style-name="P1"><text:soft-page-break/><text:span text:style-name="T1">Para calcular la eficiencia de un algoritmo, se deben medir los recursos necesarios para su ejecución y compararlos con los de otros algoritmos. La eficiencia de un algoritmo se refiere a la cantidad de recursos que se necesitan para su ejecución y está relacionada con la cantidad de operaciones que se requieren para completar el algoritmo. Para medir la eficiencia de un algoritmo, se pueden seguir los siguientes pasos:</text:span></text:p>
      <text:p text:style-name="Text_20_body"/>
      <text:list text:style-name="L3">
        <text:list-item>
          <text:p text:style-name="P6">Registrar el tiempo que le toma al algoritmo ejecutarse y los resultados obtenidos a partir de la función desempeñada por el mismo.</text:p>
        </text:list-item>
        <text:list-item>
          <text:p text:style-name="P6">Analizar los datos obtenidos para determinar si la eficiencia del algoritmo es la esperada o no.</text:p>
        </text:list-item>
        <text:list-item>
          <text:p text:style-name="P6">Utilizar la notación Big O para analizar la complejidad del algoritmo y determinar su eficiencia en diferentes circunstancias.</text:p>
        </text:list-item>
        <text:list-item>
          <text:p text:style-name="P6">Refactorizar el algoritmo para obtener tiempos de ejecución más rápidos si es necesario.</text:p>
        </text:list-item>
      </text:list>
      <text:p text:style-name="P1"><text:span text:style-name="T1">Es importante tener en cuenta que la eficiencia de un algoritmo puede verse afectada por factores como la precisión y la veracidad necesarias, así como por la forma en que se implementa el algoritmo. Por lo tanto, es importante analizar la eficiencia de un algoritmo en diferentes circunstancias para determinar su verdadera eficiencia.</text:span></text:p>
      <text:p text:style-name="Text_20_body"/>
      <text:p text:style-name="P2">El profiling es una técnica utilizada para analizar y medir el rendimiento de un programa en tiempo de ejecución. A diferencia del benchmarking, que se enfoca en la comparación de diferentes algoritmos o implementaciones, el profiling se centra en identificar los cuellos de botella y las áreas problemáticas dentro de un programa específico.</text:p>
      <text:p text:style-name="P2">El objetivo del profiling es obtener información detallada sobre cómo se utiliza el tiempo de CPU y los recursos en un programa, para identificar las partes del código que consumen más recursos y optimizar su rendimiento.</text:p>
      <text:p text:style-name="P2">Aquí hay algunos pasos generales para realizar el profiling de un programa:</text:p>
      <text:list text:style-name="L4">
        <text:list-item>
          <text:p text:style-name="P9"><text:span text:style-name="T1">Seleccionar una herramienta de profiling: Existen varias herramientas de profiling disponibles que proporcionan información detallada sobre el rendimiento del programa. Algunas herramientas comunes incluyen VisualVM, Profiler de IntelliJ IDEA, Perf en Linux, Instruments en macOS, y muchos otros. Selecciona una herramienta que sea compatible con el lenguaje de programación y el entorno en el que estás trabajando.</text:span></text:p>
        </text:list-item>
        <text:list-item>
          <text:p text:style-name="P9"><text:span text:style-name="T1">Ejecutar el programa con el profiler: Inicia la herramienta de profiling y configúrala para monitorear la ejecución de tu programa. Esto puede implicar la configuración de puntos de inicio y finalización, establecimiento de umbrales de rendimiento, selección de métricas de interés, etc.</text:span></text:p>
        </text:list-item>
        <text:list-item>
          <text:p text:style-name="P9"><text:span text:style-name="T1">Realizar el profiling: Ejecuta el programa con el profiler habilitado y permite que registre información sobre el rendimiento en tiempo de ejecución. El profiler recopilará datos sobre el tiempo de CPU utilizado, la memoria asignada, las llamadas a funciones, las líneas de código ejecutadas, entre otros.</text:span></text:p>
        </text:list-item>
        <text:list-item>
          <text:p text:style-name="P9"><text:soft-page-break/><text:span text:style-name="T1">Analizar los resultados: Examina los datos recopilados por el profiler y analiza las métricas relevantes. Identifica las áreas del código que consumen más tiempo de CPU o memoria y busca patrones o problemas recurrentes. Presta especial atención a las partes del código que se ejecutan con mayor frecuencia o que tienen un alto impacto en el rendimiento global del programa.</text:span></text:p>
        </text:list-item>
        <text:list-item>
          <text:p text:style-name="P9"><text:span text:style-name="T1">Optimizar y ajustar el código: Utiliza los resultados del profiling para tomar decisiones informadas sobre cómo optimizar el código problemático. Puedes realizar cambios en el algoritmo, mejorar la eficiencia de las estructuras de datos utilizadas, aplicar técnicas de caching o memorización, entre otros enfoques. Luego, repite el proceso de profiling para evaluar si las optimizaciones han tenido un impacto positivo en el rendimiento.</text:span></text:p>
        </text:list-item>
      </text:list>
      <text:p text:style-name="P2">El profiling es una herramienta valiosa para identificar cuellos de botella y áreas de mejora en el rendimiento de un programa. Al comprender cómo se utilizan los recursos durante la ejecución, puedes tomar medidas específicas para mejorar la eficiencia y la velocidad de tu código.</text:p>
      <text:p text:style-name="Standard"/>
      <text:p text:style-name="P3"><text:bookmark text:name="docs-internal-guid-61683429-7fff-495b-b78b-429e1c479aea"/>Algoritmos de ordenación</text:p>
      <text:list text:style-name="L5">
        <text:list-item>
          <text:p text:style-name="P10"><text:span text:style-name="T1">Burbuja (Bubble Sort): Compara y intercambia elementos adyacentes hasta que todos los elementos estén en su posición correcta.</text:span></text:p>
        </text:list-item>
        <text:list-item>
          <text:p text:style-name="P10"><text:span text:style-name="T1">Selección (Selection Sort): Encuentra el elemento mínimo en cada pasada y lo coloca en su posición correcta.</text:span></text:p>
        </text:list-item>
        <text:list-item>
          <text:p text:style-name="P10"><text:span text:style-name="T1">Inserción (Insertion Sort): Inserta cada elemento en su posición correcta dentro de una sublista ordenada.</text:span></text:p>
        </text:list-item>
        <text:list-item>
          <text:p text:style-name="P10"><text:span text:style-name="T1">Merge Sort: Divide la lista en dos mitades, las ordena por separado y luego las combina en una sola lista ordenada.</text:span></text:p>
        </text:list-item>
        <text:list-item>
          <text:p text:style-name="P10"><text:span text:style-name="T1">Quicksort: Divide la lista en subconjuntos basados en un pivote, y luego ordena recursivamente cada subconjunto.</text:span></text:p>
        </text:list-item>
        <text:list-item>
          <text:p text:style-name="P10"><text:span text:style-name="T1">Heapsort: Crea un montículo (heap) a partir de la lista y extrae repetidamente el elemento máximo para obtener una lista ordenada.</text:span></text:p>
        </text:list-item>
        <text:list-item>
          <text:p text:style-name="P10"><text:span text:style-name="T1">Counting Sort: Cuenta el número de elementos menores o iguales en cada posición y luego los coloca en orden.</text:span></text:p>
        </text:list-item>
        <text:list-item>
          <text:p text:style-name="P10"><text:span text:style-name="T1">Radix Sort: Ordena los elementos según los dígitos, comenzando por el dígito menos significativo hasta el más significativo.</text:span></text:p>
        </text:list-item>
        <text:list-item>
          <text:p text:style-name="P10"><text:span text:style-name="T1">Shell Sort: Divide la lista en subgrupos y los ordena utilizando inserción, reduciendo gradualmente el tamaño de los subgrupos.</text:span></text:p>
        </text:list-item>
        <text:list-item>
          <text:p text:style-name="P10"><text:span text:style-name="T1">Bucket Sort: Distribuye los elementos en "cubetas" según sus valores y luego las ordena individualmente.</text:span></text:p>
        </text:list-item>
        <text:list-item>
          <text:p text:style-name="P10"><text:span text:style-name="T1">Gnome Sort: Compara elementos adyacentes y retrocede si están en el orden incorrecto.</text:span></text:p>
        </text:list-item>
        <text:list-item>
          <text:p text:style-name="P10"><text:span text:style-name="T1">Cocktail Sort: Es una variante del Bubble Sort que realiza pasadas en ambas direcciones.</text:span></text:p>
        </text:list-item>
        <text:list-item>
          <text:p text:style-name="P10"><text:span text:style-name="T1">Tim Sort: Combina Merge Sort y Insertion Sort para obtener un algoritmo eficiente en datos casi ordenados.</text:span></text:p>
        </text:list-item>
        <text:list-item>
          <text:p text:style-name="P10"><text:span text:style-name="T1">Comb Sort: Similar al Bubble Sort, pero con una brecha mayor para intercambiar elementos distantes.</text:span></text:p>
        </text:list-item>
        <text:list-item>
          <text:p text:style-name="P10"><text:span text:style-name="T1">Cycle Sort: Coloca cada elemento en su posición correcta, evitando los movimientos redundantes.</text:span></text:p>
        </text:list-item>
        <text:list-item>
          <text:p text:style-name="P10"><text:span text:style-name="T1">Tree Sort: Construye un árbol binario de búsqueda con los elementos y luego realiza un recorrido en orden para obtener la lista ordenada.</text:span></text:p>
        </text:list-item>
        <text:list-item>
          <text:p text:style-name="P10"><text:span text:style-name="T1">Pigeonhole Sort: Similar al Counting Sort, pero utilizado para ordenar elementos que tienen valores repetidos.</text:span></text:p>
        </text:list-item>
        <text:list-item>
          <text:p text:style-name="P10"><text:span text:style-name="T1">Bitonic Sort: Divide la lista en secuencias bitónicas (secuencias que primero aumentan y luego disminuyen) y las fusiona en una sola secuencia ordenada.</text:span></text:p>
        </text:list-item>
        <text:list-item>
          <text:p text:style-name="P10"><text:span text:style-name="T1">Radix Exchange Sort: Es una variante del Quicksort que utiliza el radix sort para realizar particiones.</text:span></text:p>
        </text:list-item>
        <text:list-item>
          <text:p text:style-name="P10"><text:soft-page-break/><text:span text:style-name="T1">Smoothsort: Es una variante del Heapsort que utiliza un montículo especial llamado montículo de Dijkstra para lograr una eficiencia adicional.</text:span></text:p>
        </text:list-item>
        <text:list-item>
          <text:p text:style-name="P10"><text:span text:style-name="T1">Library Sort: Utiliza estructuras de datos de ordenación interna (como los árboles AVL) para ordenar los elementos.</text:span></text:p>
        </text:list-item>
        <text:list-item>
          <text:p text:style-name="P10"><text:span text:style-name="T1">Flashsort: Utiliza la distribución de frecuencia para identificar posiciones aproximadas de los elementos y luego los ordena utilizando inserción.</text:span></text:p>
        </text:list-item>
        <text:list-item>
          <text:p text:style-name="P10"><text:span text:style-name="T1">Binary Insertion Sort: Utiliza la búsqueda binaria para encontrar la posición correcta de cada elemento en la sublista ordenada.</text:span></text:p>
        </text:list-item>
        <text:list-item>
          <text:p text:style-name="P10"><text:span text:style-name="T1">Cycle Sort (Recursive): Una variante recursiva del Cycle Sort que ordena la lista en varias pasadas hasta que todos los elementos estén en su posición correcta.</text:span></text:p>
        </text:list-item>
        <text:list-item>
          <text:p text:style-name="P10"><text:span text:style-name="T1">Odd-Even Sort: Compara y intercambia elementos en posiciones impares y pares en pasadas alternas hasta que la lista esté ordenada.</text:span></text:p>
        </text:list-item>
        <text:list-item>
          <text:p text:style-name="P10"><text:span text:style-name="T1">Patience Sort: Utiliza una estructura de datos llamada "pilas de paciencia" para ordenar los elementos de manera eficiente.</text:span></text:p>
        </text:list-item>
        <text:list-item>
          <text:p text:style-name="P10"><text:span text:style-name="T1">Block Sort: Divide la lista en bloques y los ordena por separado, utilizando un algoritmo de ordenación eficiente para cada bloque.</text:span></text:p>
        </text:list-item>
        <text:list-item>
          <text:p text:style-name="P10"><text:span text:style-name="T1">Grail Sort: Combina Merge Sort con técnicas de búsqueda binaria para lograr una eficiencia adicional en datos grandes.</text:span></text:p>
        </text:list-item>
        <text:list-item>
          <text:p text:style-name="P10"><text:span text:style-name="T1">Spaghetti Sort: Utiliza hilos imaginarios para comparar y ordenar los elementos de manera eficiente.</text:span></text:p>
        </text:list-item>
        <text:list-item>
          <text:p text:style-name="P10"><text:span text:style-name="T1">Smoothsort Bottom-Up: Una variante Bottom-Up del Smoothsort que utiliza una estructura de datos llamada árbol de Leonardo para lograr una eficiencia adicional.</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29:34.291246797</meta:creation-date>
    <dc:date>2023-11-20T09:36:30.023452862</dc:date>
    <meta:editing-duration>PT6M56S</meta:editing-duration>
    <meta:editing-cycles>1</meta:editing-cycles>
    <meta:document-statistic meta:table-count="0" meta:image-count="0" meta:object-count="0" meta:page-count="5" meta:paragraph-count="61" meta:word-count="1639" meta:character-count="10566" meta:non-whitespace-character-count="9037"/>
    <meta:generator>LibreOffice/7.6.2.1$Linux_X86_64 LibreOffice_project/60$Build-1</meta:generator>
  </office:meta>
</office:document-meta>
</file>